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Stack.popNamespac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mespaceStack.decrease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utput.writ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Output.startElement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utput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Output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utput.writeCDATA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utput.endElement( String 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Output.endDT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Output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tack.pushNamespace( String prefix , String uri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NamespaceStack.Namespace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Output.flus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Output.setLexicalHandler( LexicalHandler lexical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tack.increase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utput.objectData(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Output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utput.createXMLOutput( OutputStream out , boolean escape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Output.createXMLOutput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utput.createXMLOutput( Writer writer , boolean escape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Output.createXMLOutput( final XMLWriter xml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Output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Output.writeCommen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Output.startDTD( String name ,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Outpu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Output.XMLOutput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utput.startElement( String localName ,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utput.startElement( String uri , String localName , String qName , Attributes at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amespaceStack.popNamespace( String prefi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Output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utput.endElement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utput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utput.getLexica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tack.isRootNodeDefaultNs( String prefix ,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utput.ignorableWhitespace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utput.createXMLOutput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utpu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Output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utput.createDummyXML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utput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Output.comment( char ch [ ]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Output.XMLOutput( ContentHandler contentHandler , LexicalHandler lexical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Output.get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utput.createXMLOutput( XMLReader xmlRea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Output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Output.XML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Output.characters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utput.setContentHandler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utput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